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79mm" svg:height="104.65mm" svg:x="7.71mm" svg:y="25.5mm">
            <loext:p draw:notify-on-update-of-ranges="Sheet1.A1:Sheet1.A1 Sheet1.A2:Sheet1.A5 Sheet1.B1:Sheet1.B1 Sheet1.B2:Sheet1.B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Normal Execution Time</text:p>
          </table:table-cell>
          <table:table-cell table:style-name="ce1" office:value-type="string" calcext:value-type="string">
            <text:p>Tracing Execution Time</text:p>
          </table:table-cell>
          <table:table-cell table:number-columns-repeated="5"/>
          <table:table-cell office:value-type="string" calcext:value-type="string">
            <text:p>WORKER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Trac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89596" calcext:value-type="float">
            <text:p>0.5589596</text:p>
          </table:table-cell>
          <table:table-cell office:value-type="float" office:value="0.5836018" calcext:value-type="float">
            <text:p>0.5836018</text:p>
          </table:table-cell>
          <table:table-cell table:number-columns-repeated="5"/>
          <table:table-cell office:value-type="string" calcext:value-type="string">
            <text:p>Workers 2</text:p>
          </table:table-cell>
          <table:table-cell office:value-type="float" office:value="0.331469" calcext:value-type="float">
            <text:p>0.331469</text:p>
          </table:table-cell>
          <table:table-cell office:value-type="float" office:value="0.342912" calcext:value-type="float">
            <text:p>0.342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J2:.J7])" office:value-type="float" office:value="0.329401" calcext:value-type="float">
            <text:p>0.329401</text:p>
          </table:table-cell>
          <table:table-cell table:formula="of:=AVERAGE([.K2:.K7])" office:value-type="float" office:value="0.343693166666667" calcext:value-type="float">
            <text:p>0.3436931667</text:p>
          </table:table-cell>
          <table:table-cell table:number-columns-repeated="6"/>
          <table:table-cell office:value-type="float" office:value="0.331027" calcext:value-type="float">
            <text:p>0.331027</text:p>
          </table:table-cell>
          <table:table-cell office:value-type="float" office:value="0.343558" calcext:value-type="float">
            <text:p>0.343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J9:.J14])" office:value-type="float" office:value="0.294712666666667" calcext:value-type="float">
            <text:p>0.2947126667</text:p>
          </table:table-cell>
          <table:table-cell table:formula="of:=AVERAGE([.K9:.K14])" office:value-type="float" office:value="0.298145333333333" calcext:value-type="float">
            <text:p>0.2981453333</text:p>
          </table:table-cell>
          <table:table-cell table:number-columns-repeated="6"/>
          <table:table-cell office:value-type="float" office:value="0.32752" calcext:value-type="float">
            <text:p>0.32752</text:p>
          </table:table-cell>
          <table:table-cell office:value-type="float" office:value="0.345683" calcext:value-type="float">
            <text:p>0.345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J16:.J21])" office:value-type="float" office:value="0.2680935" calcext:value-type="float">
            <text:p>0.2680935</text:p>
          </table:table-cell>
          <table:table-cell table:formula="of:=AVERAGE([.K16:.K21])" office:value-type="float" office:value="0.272962" calcext:value-type="float">
            <text:p>0.272962</text:p>
          </table:table-cell>
          <table:table-cell table:number-columns-repeated="6"/>
          <table:table-cell office:value-type="float" office:value="0.329411" calcext:value-type="float">
            <text:p>0.329411</text:p>
          </table:table-cell>
          <table:table-cell office:value-type="float" office:value="0.343628" calcext:value-type="float">
            <text:p>0.343628</text:p>
          </table:table-cell>
        </table:table-row>
        <table:table-row table:style-name="ro1">
          <table:table-cell table:number-columns-repeated="9"/>
          <table:table-cell office:value-type="float" office:value="0.328206" calcext:value-type="float">
            <text:p>0.328206</text:p>
          </table:table-cell>
          <table:table-cell office:value-type="float" office:value="0.344492" calcext:value-type="float">
            <text:p>0.344492</text:p>
          </table:table-cell>
        </table:table-row>
        <table:table-row table:style-name="ro1">
          <table:table-cell table:number-columns-repeated="9"/>
          <table:table-cell office:value-type="float" office:value="0.328773" calcext:value-type="float">
            <text:p>0.328773</text:p>
          </table:table-cell>
          <table:table-cell office:value-type="float" office:value="0.341886" calcext:value-type="float">
            <text:p>0.3418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orkers 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300366" calcext:value-type="float">
            <text:p>0.300366</text:p>
          </table:table-cell>
          <table:table-cell office:value-type="float" office:value="0.302581" calcext:value-type="float">
            <text:p>0.302581</text:p>
          </table:table-cell>
        </table:table-row>
        <table:table-row table:style-name="ro1">
          <table:table-cell table:number-columns-repeated="9"/>
          <table:table-cell office:value-type="float" office:value="0.291334" calcext:value-type="float">
            <text:p>0.291334</text:p>
          </table:table-cell>
          <table:table-cell office:value-type="float" office:value="0.29568" calcext:value-type="float">
            <text:p>0.29568</text:p>
          </table:table-cell>
        </table:table-row>
        <table:table-row table:style-name="ro1">
          <table:table-cell table:number-columns-repeated="9"/>
          <table:table-cell office:value-type="float" office:value="0.296395" calcext:value-type="float">
            <text:p>0.296395</text:p>
          </table:table-cell>
          <table:table-cell office:value-type="float" office:value="0.296735" calcext:value-type="float">
            <text:p>0.296735</text:p>
          </table:table-cell>
        </table:table-row>
        <table:table-row table:style-name="ro1">
          <table:table-cell table:number-columns-repeated="9"/>
          <table:table-cell office:value-type="float" office:value="0.294057" calcext:value-type="float">
            <text:p>0.294057</text:p>
          </table:table-cell>
          <table:table-cell office:value-type="float" office:value="0.297014" calcext:value-type="float">
            <text:p>0.297014</text:p>
          </table:table-cell>
        </table:table-row>
        <table:table-row table:style-name="ro1">
          <table:table-cell table:number-columns-repeated="9"/>
          <table:table-cell office:value-type="float" office:value="0.295607" calcext:value-type="float">
            <text:p>0.295607</text:p>
          </table:table-cell>
          <table:table-cell office:value-type="float" office:value="0.299146" calcext:value-type="float">
            <text:p>0.299146</text:p>
          </table:table-cell>
        </table:table-row>
        <table:table-row table:style-name="ro1">
          <table:table-cell table:number-columns-repeated="9"/>
          <table:table-cell office:value-type="float" office:value="0.290517" calcext:value-type="float">
            <text:p>0.290517</text:p>
          </table:table-cell>
          <table:table-cell office:value-type="float" office:value="0.297716" calcext:value-type="float">
            <text:p>0.2977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Workers 4</text:p>
          </table:table-cell>
          <table:table-cell office:value-type="float" office:value="0.264877" calcext:value-type="float">
            <text:p>0.264877</text:p>
          </table:table-cell>
          <table:table-cell office:value-type="float" office:value="0.271171" calcext:value-type="float">
            <text:p>0.271171</text:p>
          </table:table-cell>
        </table:table-row>
        <table:table-row table:style-name="ro1">
          <table:table-cell table:number-columns-repeated="9"/>
          <table:table-cell office:value-type="float" office:value="0.283228" calcext:value-type="float">
            <text:p>0.283228</text:p>
          </table:table-cell>
          <table:table-cell office:value-type="float" office:value="0.273281" calcext:value-type="float">
            <text:p>0.273281</text:p>
          </table:table-cell>
        </table:table-row>
        <table:table-row table:style-name="ro1">
          <table:table-cell table:number-columns-repeated="9"/>
          <table:table-cell office:value-type="float" office:value="0.264883" calcext:value-type="float">
            <text:p>0.264883</text:p>
          </table:table-cell>
          <table:table-cell office:value-type="float" office:value="0.272892" calcext:value-type="float">
            <text:p>0.272892</text:p>
          </table:table-cell>
        </table:table-row>
        <table:table-row table:style-name="ro1">
          <table:table-cell table:number-columns-repeated="9"/>
          <table:table-cell office:value-type="float" office:value="0.265089" calcext:value-type="float">
            <text:p>0.265089</text:p>
          </table:table-cell>
          <table:table-cell office:value-type="float" office:value="0.270571" calcext:value-type="float">
            <text:p>0.270571</text:p>
          </table:table-cell>
        </table:table-row>
        <table:table-row table:style-name="ro1">
          <table:table-cell table:number-columns-repeated="9"/>
          <table:table-cell office:value-type="float" office:value="0.2657" calcext:value-type="float">
            <text:p>0.2657</text:p>
          </table:table-cell>
          <table:table-cell office:value-type="float" office:value="0.276637" calcext:value-type="float">
            <text:p>0.276637</text:p>
          </table:table-cell>
        </table:table-row>
        <table:table-row table:style-name="ro1">
          <table:table-cell table:number-columns-repeated="9"/>
          <table:table-cell office:value-type="float" office:value="0.264784" calcext:value-type="float">
            <text:p>0.264784</text:p>
          </table:table-cell>
          <table:table-cell office:value-type="float" office:value="0.27322" calcext:value-type="float">
            <text:p>0.2732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45:16.277839959</meta:creation-date>
    <dc:date>2019-05-01T00:32:20.030609182</dc:date>
    <meta:editing-duration>PT1H51M3S</meta:editing-duration>
    <meta:editing-cycles>27</meta:editing-cycles>
    <meta:generator>LibreOffice/5.1.6.2$Linux_X86_64 LibreOffice_project/10m0$Build-2</meta:generator>
    <meta:document-statistic meta:table-count="2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8cm" svg:height="10.466cm" xlink:href=".." xlink:type="simple" chart:class="chart:bar" chart:style-name="ch1">
        <chart:title svg:x="5.541cm" svg:y="0.345cm" chart:style-name="ch2">
          <text:p>Nqeens Execution Overhead by Tracing</text:p>
        </chart:title>
        <chart:subtitle svg:x="2.339cm" svg:y="1.333cm" chart:style-name="ch3">
          <text:p>Represent Difference in Execution Time of Default Cotton-Runtime and with Tracing</text:p>
        </chart:subtitle>
        <chart:legend chart:legend-position="end" svg:x="14.753cm" svg:y="4.685cm" style:legend-expansion="high" chart:style-name="ch4"/>
        <chart:plot-area chart:style-name="ch5" table:cell-range-address="Sheet1.A1:Sheet1.C5" chart:data-source-has-labels="both" svg:x="1.392cm" svg:y="2.225cm" svg:width="12.98cm" svg:height="7.051cm">
          <chartooo:coordinate-region svg:x="2.119cm" svg:y="2.425cm" svg:width="12.253cm" svg:height="6.204cm"/>
          <chart:axis chart:dimension="x" chart:name="primary-x" chart:style-name="ch6" chartooo:axis-type="auto">
            <chartooo:date-scale/>
            <chart:title svg:x="6.449cm" svg:y="9.485cm" chart:style-name="ch7">
              <text:p>Number of Workers</text:p>
            </chart:title>
            <chart:categories table:cell-range-address="Sheet1.A2:Sheet1.A5"/>
          </chart:axis>
          <chart:axis chart:dimension="y" chart:name="primary-y" chart:style-name="ch8">
            <chart:title svg:x="0.451cm" svg:y="7.818cm" chart:style-name="ch9">
              <text:p>Execution Time (in seconds)</text:p>
            </chart:title>
            <chart:grid chart:style-name="ch10" chart:class="major"/>
          </chart:axis>
          <chart:series chart:style-name="ch11" chart:values-cell-range-address="Sheet1.B2:Sheet1.B5" chart:label-cell-address="Sheet1.B1:Sheet1.B1" chart:class="chart:bar">
            <chart:data-point chart:repeated="4"/>
          </chart:series>
          <chart:series chart:style-name="ch12" chart:values-cell-range-address="Sheet1.C2:Sheet1.C5" chart:label-cell-address="Sheet1.C1:Sheet1.C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Execution Time</text:p>
                <draw:g>
                  <svg:desc>Sheet1.B1:Sheet1.B1</svg:desc>
                </draw:g>
              </table:table-cell>
              <table:table-cell office:value-type="string">
                <text:p>Tracing Execution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0.5589596">
                <text:p>0.5589596</text:p>
                <draw:g>
                  <svg:desc>Sheet1.B2:Sheet1.B5</svg:desc>
                </draw:g>
              </table:table-cell>
              <table:table-cell office:value-type="float" office:value="0.5836018">
                <text:p>0.5836018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9401">
                <text:p>0.329401</text:p>
              </table:table-cell>
              <table:table-cell office:value-type="float" office:value="0.343693166666667">
                <text:p>0.343693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4712666666667">
                <text:p>0.294712666666667</text:p>
              </table:table-cell>
              <table:table-cell office:value-type="float" office:value="0.298145333333333">
                <text:p>0.298145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80935">
                <text:p>0.2680935</text:p>
              </table:table-cell>
              <table:table-cell office:value-type="float" office:value="0.272962">
                <text:p>0.27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